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438" officeooo:paragraph-rsid="000c7438"/>
    </style:style>
    <style:style style:name="P2" style:family="paragraph" style:parent-style-name="Standard">
      <style:text-properties officeooo:rsid="00101fad" officeooo:paragraph-rsid="00101fad"/>
    </style:style>
    <style:style style:name="P3" style:family="paragraph" style:parent-style-name="Standard">
      <style:text-properties officeooo:rsid="0013b13c" officeooo:paragraph-rsid="000c7438"/>
    </style:style>
    <style:style style:name="P4" style:family="paragraph" style:parent-style-name="Standard">
      <style:text-properties officeooo:rsid="0013b13c" officeooo:paragraph-rsid="0013b13c"/>
    </style:style>
    <style:style style:name="T1" style:family="text">
      <style:text-properties officeooo:rsid="000ece7c"/>
    </style:style>
    <style:style style:name="T2" style:family="text">
      <style:text-properties officeooo:rsid="00101fad"/>
    </style:style>
    <style:style style:name="T3" style:family="text">
      <style:text-properties officeooo:rsid="0012e525"/>
    </style:style>
    <style:style style:name="T4" style:family="text">
      <style:text-properties officeooo:rsid="0013b13c"/>
    </style:style>
    <style:style style:name="T5" style:family="text">
      <style:text-properties officeooo:rsid="0015381d"/>
    </style:style>
    <style:style style:name="T6" style:family="text">
      <style:text-properties officeooo:rsid="001733a5"/>
    </style:style>
    <style:style style:name="T7" style:family="text">
      <style:text-properties officeooo:rsid="0019b4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 1 – <text:span text:style-name="T1">9.8</text:span></text:p>
      <text:p text:style-name="P2">A apresentação ficou clara, explicou a solução que o cartolafc utilizou, utilizaram um gráfico explicando o momento de pico do sistema do qual ficou interessante</text:p>
      <text:p text:style-name="P1"/>
      <text:p text:style-name="P1">Grupo 2 – <text:span text:style-name="T1">9.7</text:span></text:p>
      <text:p text:style-name="P2">A apresentação ficou clara, souberam utilizar as ferramentas para apresentação, teve texto além do necessário, porém a conclusão ficou <text:span text:style-name="T6">sucinta</text:span> ao contexto da solução utilizada pela empresa</text:p>
      <text:p text:style-name="P1"/>
      <text:p text:style-name="P1">Grupo 3 – <text:span text:style-name="T1">9.5</text:span></text:p>
      <text:p text:style-name="P2">O grupo apresentou bem a solução que a empresa utilizou, porém ficou muito longa a apresentação e focaram muito na história da empresa<text:span text:style-name="T3">(muito conhecida)</text:span> o que deixou a apresentação um pouco tediosa.</text:p>
      <text:p text:style-name="P3"/>
      <text:p text:style-name="P1">Grupo 4 – <text:span text:style-name="T2">9.9</text:span></text:p>
      <text:p text:style-name="P2">O grupo apresentou claramente a solução que a empresa utilizou e notou-se um domínio do tema apresentado.</text:p>
      <text:p text:style-name="P2"/>
      <text:p text:style-name="P4">Grupo 5 – 9.6</text:p>
      <text:p text:style-name="P4">A apresentação ficou longa, <text:span text:style-name="T7">porém foi bem explicado a proposta de utilização do BD NoSql</text:span></text:p>
      <text:p text:style-name="P1"/>
      <text:p text:style-name="P1">Grupo 6 – <text:span text:style-name="T4">9.7</text:span></text:p>
      <text:p text:style-name="P4">O grupo soube utilizar as ferramentas disponíveis para apresentação, dominou <text:span text:style-name="T5">bem o assunto e ferramentas utilizadas pelo BD <text:s/>Cassandr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9:16:43.345313341</meta:creation-date>
    <dc:date>2016-12-19T15:01:23.125562357</dc:date>
    <meta:editing-duration>PT18M3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53" meta:character-count="951" meta:non-whitespace-character-count="803"/>
  </office:meta>
</office:document-meta>
</file>